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Arial"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normal" style:text-underline-style="solid" style:text-underline-width="auto" style:text-underline-color="font-color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17" style:family="paragraph" style:parent-style-name="Standard">
      <style:paragraph-properties fo:margin-left="1.323cm" fo:margin-right="0cm" fo:text-align="start" style:justify-single-word="false" fo:text-indent="0cm" style:auto-text-indent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0.746cm" fo:margin-right="0cm" fo:text-align="start" style:justify-single-word="false" fo:text-indent="0cm" style:auto-text-indent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8">
      <style:paragraph-properties fo:text-align="start" style:justify-single-word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style:font-name="Arial"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Arial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Ari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Arial" fo:font-style="italic" style:font-style-asian="italic" style:font-style-complex="italic"/>
    </style:style>
    <style:style style:name="P38" style:family="paragraph" style:parent-style-name="Standard" style:list-style-name="L4">
      <style:paragraph-properties fo:text-align="start" style:justify-single-word="false"/>
    </style:style>
    <style:style style:name="P39" style:family="paragraph" style:parent-style-name="Standard" style:list-style-name="L5">
      <style:paragraph-properties fo:text-align="start" style:justify-single-word="false"/>
    </style:style>
    <style:style style:name="P40" style:family="paragraph" style:parent-style-name="Standard" style:list-style-name="L7">
      <style:paragraph-properties fo:text-align="start" style:justify-single-word="false"/>
    </style:style>
    <style:style style:name="P41" style:family="paragraph" style:parent-style-name="Standard" style:list-style-name="L5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P44" style:family="paragraph" style:parent-style-name="Standard" style:list-style-name="L7">
      <style:paragraph-properties fo:text-align="start" style:justify-single-word="false"/>
      <style:text-properties fo:color="#000000" style:font-name="Arial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style:text-underline-style="none"/>
    </style:style>
    <style:style style:name="P46" style:family="paragraph" style:parent-style-name="Standard" style:list-style-name="L8">
      <style:paragraph-properties fo:margin-left="0.746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font-name="Arial" fo:font-size="12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Arial" fo:font-size="12pt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Arial" fo:font-size="12pt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Arial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Arial" fo:font-style="normal" style:font-style-asian="normal" style:font-style-complex="normal"/>
    </style:style>
    <style:style style:name="T15" style:family="text">
      <style:text-properties fo:color="#000000" style:font-name="Arial" fo:font-size="12pt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6" style:family="text">
      <style:text-properties fo:color="#000000" style:font-name="Arial" fo:font-size="12pt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17" style:family="text">
      <style:text-properties fo:color="#000000" style:font-name="Arial" fo:font-size="12pt" fo:font-style="normal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8" style:family="text">
      <style:text-properties fo:color="#000000" style:font-name="Arial" fo:font-size="12pt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)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.L.E.M.A. Tutorial for developers </text:p>
      <text:p text:style-name="P2"/>
      <text:p text:style-name="P3">This tutorial is for developers only.</text:p>
      <text:p text:style-name="P3"/>
      <text:p text:style-name="P4">How to add protocol parameters:</text:p>
      <text:list xml:id="list33556507" text:style-name="L1">
        <text:list-header>
          <text:p text:style-name="P23"/>
        </text:list-header>
        <text:list-item>
          <text:p text:style-name="P23">Choose a name for new parameters.</text:p>
        </text:list-item>
        <text:list-item>
          <text:p text:style-name="P26"><text:span text:style-name="T7">Open the file </text:span><text:span text:style-name="T3">Prot / ProtOptsDescr.m</text:span><text:span text:style-name="T7">. For each new parameter add a row to the cell matrix </text:span><text:span text:style-name="T9">d</text:span><text:span text:style-name="T7">. Set the first column as the parameter name, the second one as the processing section name, the third as the handle to a function able to compare the parameters (useful when paramters are not string or scalar number but vector, cell-arrays,...) and returning true or false.</text:span></text:p>
        </text:list-item>
        <text:list-item>
          <text:p text:style-name="P26"><text:span text:style-name="T7">Modify the file </text:span><text:span text:style-name="T3">Prot / ProtDB.mat</text:span><text:span text:style-name="T7"> by adding the new parameter values for each protocol.</text:span></text:p>
        </text:list-item>
        <text:list-item>
          <text:p text:style-name="P26"><text:span text:style-name="T7">Open the function </text:span><text:span text:style-name="T3">Core / updateProtocolInfo.m</text:span><text:span text:style-name="T7"> and create a convenience variable into handles to be futher used by the specific parameters editing sub-GUI, as follows for instance. This convenient structure can be custom; however, normally for values not in a list (in the sub-GUI) it should contain the parameter value itself in the filed </text:span><text:span text:style-name="T3">Value</text:span><text:span text:style-name="T7"> , and for values in a list it should contain the element index in </text:span><text:span text:style-name="T5">Value</text:span><text:span text:style-name="T7">, and the list of items in </text:span><text:span text:style-name="T5">String</text:span><text:span text:style-name="T7">.</text:span></text:p>
          <text:p text:style-name="P34"/>
          <text:p text:style-name="P34">handles.&lt;proc-section&gt;.&lt;param-name&gt;.Value = handles.protDB.protList(n).&lt;param-name&gt;;</text:p>
          <text:p text:style-name="P27"/>
        </text:list-item>
        <text:list-item>
          <text:p text:style-name="P23">Open the function <text:span text:style-name="T1">Core / setGUIforNewProt.m</text:span> and for each parameter implement a default value for when a new protocol is created:</text:p>
        </text:list-item>
      </text:list>
      <text:p text:style-name="P12"/>
      <text:list xml:id="list33568858" text:continue-numbering="true" text:style-name="L1">
        <text:list-header>
          <text:p text:style-name="P34">handles.&lt;proc-section&gt;.&lt;param-name&gt;.Value = &lt;default-value&gt;;</text:p>
        </text:list-header>
      </text:list>
      <text:p text:style-name="P12"/>
      <text:list xml:id="list33580524" text:continue-numbering="true" text:style-name="L1">
        <text:list-item>
          <text:p text:style-name="P23">Open the function <text:span text:style-name="T1">Core / saveNewProtToFile.m</text:span> and for each parameter implement the opposite operation of <text:span text:style-name="T1">updateProtocolInfo.m</text:span>. For instance:</text:p>
        </text:list-item>
      </text:list>
      <text:p text:style-name="P12"/>
      <text:list xml:id="list33569778" text:continue-numbering="true" text:style-name="L1">
        <text:list-header>
          <text:p text:style-name="P35">handles.protDB.protList(n).&lt;param-name&gt; = handles.&lt;proc-section&gt;.&lt;param-name&gt;.Value;</text:p>
        </text:list-header>
      </text:list>
      <text:p text:style-name="P12"/>
      <text:list xml:id="list33573283" text:continue-numbering="true" text:style-name="L1">
        <text:list-item>
          <text:p text:style-name="P23">Edit the sub-GUI relative to a processing section to include the new parameters. Available sub-GUIs can be found inside the folder <text:span text:style-name="T1">SubGUIs</text:span><text:span text:style-name="T4">. The sub-GUI will use the convenience structure previously created, and it will return an updated version.</text:span></text:p>
        </text:list-item>
        <text:list-item>
          <text:p text:style-name="P23"><text:span text:style-name="T4">In the file </text:span><text:span text:style-name="T1">Core / editProtocolParam.m</text:span><text:span text:style-name="T4">, in the correct section, add the following section for each new parameter:</text:span></text:p>
        </text:list-item>
      </text:list>
      <text:p text:style-name="P9"/>
      <text:p text:style-name="P17">ind = strcmp(d(:,1),&lt;param-name&gt;);</text:p>
      <text:p text:style-name="P17">… extract parameter value from convenience structure …</text:p>
      <text:p text:style-name="P17">test = feval(d{ind,3}, &lt;value-from-convenience-struct&gt;, handles.protDB.protList(n).&lt;param-name&gt;);</text:p>
      <text:p text:style-name="P17">if test == 0</text:p>
      <text:p text:style-name="P17"><text:tab/>somethingChanged = true;</text:p>
      <text:p text:style-name="P17"><text:tab/>fprintf('\n\n&lt;param-name&gt; changed\n\n');</text:p>
      <text:p text:style-name="P17">end</text:p>
      <text:p text:style-name="P12"/>
      <text:p text:style-name="P5">Variables available for processing functions:</text:p>
      <text:p text:style-name="P12"/>
      <text:p text:style-name="P4"><text:span text:style-name="T8">The function </text:span><text:span text:style-name="T2">Core / runProcessing.m</text:span><text:span text:style-name="T8"> calls all the function aimed at data processing / exportation. These are the input variables:</text:span></text:p>
      <text:list xml:id="list33544587" text:style-name="L2">
        <text:list-item>
          <text:p text:style-name="P28"><text:span text:style-name="T20">engineInfo, engineIdx</text:span>: for future use;</text:p>
        </text:list-item>
        <text:list-item>
          <text:p text:style-name="P28"><text:span text:style-name="T20">lastUsedDir</text:span>: empty string, for future use;</text:p>
        </text:list-item>
        <text:list-item>
          <text:p text:style-name="P28"><text:soft-page-break/><text:span text:style-name="T20">recoveryPath</text:span>: string, recovery path;</text:p>
        </text:list-item>
        <text:list-item>
          <text:p text:style-name="P28"><text:span text:style-name="T20">savePath</text:span>: string, path where to save MAT created by computation process;</text:p>
        </text:list-item>
        <text:list-item>
          <text:p text:style-name="P28"><text:span text:style-name="T20">protDB</text:span>: struct, content of the file Prot/ProtDB.mat</text:p>
        </text:list-item>
        <text:list-item>
          <text:p text:style-name="P28"><text:span text:style-name="T20">sectionsToComp</text:span>: struct, field names are alla sections, values are true (if section has to be processed) or false.</text:p>
        </text:list-item>
        <text:list-item>
          <text:p text:style-name="P28"><text:span text:style-name="T20">evConfig</text:span>: parsing of Seg/EventsConfig.txt (see Seg/parseConfigFile.m)</text:p>
        </text:list-item>
        <text:list-item>
          <text:p text:style-name="P24"><text:span text:style-name="T6">trToUseDB, trDB</text:span><text:span text:style-name="T4">: struct. The first one contai</text:span>ns file names selected for processing in the main GUI. The second one contains all the file names. The two structures are very similar. Relevant fields are:</text:p>
          <text:list>
            <text:list-item>
              <text:p text:style-name="P24">subjects(i).name: name of subject i;</text:p>
            </text:list-item>
            <text:list-item>
              <text:p text:style-name="P24">subjects(i).sessions(j).name: name of session j for subject i;</text:p>
            </text:list-item>
            <text:list-item>
              <text:p text:style-name="P24">subjects(i).sessions(j).trials(k).name: name of trial k for sesion j and subject i;</text:p>
            </text:list-item>
          </text:list>
        </text:list-item>
      </text:list>
      <text:list xml:id="list29367580" text:style-name="L2">
        <text:list-item>
          <text:list>
            <text:list-item>
              <text:p text:style-name="P36">subjects(i).sessions(j).trials(k).protocolData. struct, contains protocol parameters for the trial. Content is the same as in <text:span text:style-name="T1">Prot / ProtDB.mat</text:span> / <text:span text:style-name="T20">protList(z)</text:span>. This field can always be used to get protocol settings for processing. </text:p>
            </text:list-item>
          </text:list>
        </text:list-item>
      </text:list>
      <text:list xml:id="list33566097" text:continue-list="list33544587" text:style-name="L2">
        <text:list-item>
          <text:p text:style-name="P24"><text:span text:style-name="T6">export</text:span>: struct, contains settings for exportation panel in the main GUI (see <text:span text:style-name="T1">mainGUI_OpeningFcn()</text:span> in <text:span text:style-name="T1">mainGUI.m</text:span>). Exportation settings are <text:span text:style-name="T1">not</text:span> stored in the protocol settings.</text:p>
        </text:list-item>
        <text:list-item>
          <text:p text:style-name="P24"><text:span text:style-name="T6">ageMatch</text:span>: cell-matrix, represents the content of the table <text:span text:style-name="T1">Subject match table</text:span> in <text:span text:style-name="T1">MAP options</text:span>. Empty or partially filled rows are filtered out (see <text:span text:style-name="T1">Core / cleanTableFromEmptyLines.m</text:span>)</text:p>
        </text:list-item>
        <text:list-item>
          <text:p text:style-name="P24"><text:span text:style-name="T6">refFileData</text:span>: struct, content of the reference file loaded in <text:span text:style-name="T1">MAP options</text:span>.</text:p>
        </text:list-item>
        <text:list-item>
          <text:p text:style-name="P24"><text:span text:style-name="T6">forceDataOverwriting</text:span>: bool, if force data overwriting is set into the main GUI.</text:p>
        </text:list-item>
        <text:list-item>
          <text:p text:style-name="P24"><text:span text:style-name="T6">splitProcDataLevels</text:span>: cell-array, represeting <text:span text:style-name="T1">Processing → Options → Split proc. data into .mat files for</text:span>. It can contain strings <text:span text:style-name="T1">subject</text:span>, <text:span text:style-name="T1">session</text:span>, <text:span text:style-name="T1">trial</text:span><text:span text:style-name="T4">.</text:span></text:p>
        </text:list-item>
        <text:list-item>
          <text:p text:style-name="P24"><text:span text:style-name="T6">procDataSaving</text:span><text:span text:style-name="T4">: string, method for data saving indicated by Processing → Options → Proc. data saving. It can be </text:span><text:span text:style-name="T1">overwrite</text:span><text:span text:style-name="T4"> or </text:span><text:span text:style-name="T1">safe_merge</text:span><text:span text:style-name="T4">.</text:span></text:p>
        </text:list-item>
      </text:list>
      <text:p text:style-name="P9"/>
      <text:p text:style-name="P9">Other important variables:</text:p>
      <text:list xml:id="list33560640" text:style-name="L3">
        <text:list-item>
          <text:p text:style-name="P25"><text:span text:style-name="T4">structure </text:span><text:span text:style-name="T6">subject</text:span><text:span text:style-name="T4">, created in the beginning of each subject loop in </text:span><text:span text:style-name="T1">Core / runProcessing.m</text:span><text:span text:style-name="T4">, contains all the processed data for a single subject. The struct is similar to the one of </text:span><text:span text:style-name="T6">trDBToUse</text:span><text:span text:style-name="T4">, but with processed data added, under </text:span><text:span text:style-name="T6">trials</text:span><text:span text:style-name="T4"> and </text:span><text:span text:style-name="T6">sessions</text:span><text:span text:style-name="T4"> fields.</text:span></text:p>
        </text:list-item>
      </text:list>
      <text:p text:style-name="P12"/>
      <text:p text:style-name="P4">Main processing functions:</text:p>
      <text:p text:style-name="P14"/>
      <text:p text:style-name="P14">These functions are all called directly from <text:span text:style-name="T1">Core / runProcessing.m</text:span><text:span text:style-name="T4">, apart from kinematics functions, called indirectly.</text:span></text:p>
      <text:p text:style-name="P14"/>
      <text:p text:style-name="P10"><text:span text:style-name="T19">Kinematics</text:span>: </text:p>
      <text:list xml:id="list33566883" text:style-name="L4">
        <text:list-item>
          <text:p text:style-name="P37">Engines / BodyMech3.06.01/IProcKine_BM30601.m:</text:p>
          <text:list>
            <text:list-item>
              <text:p text:style-name="P38"><text:span text:style-name="T14">(IN) see chapter “</text:span><text:span text:style-name="T13">Variables available for processing functions”.</text:span></text:p>
            </text:list-item>
            <text:list-item>
              <text:p text:style-name="P29">The function fills the following fields to subject.sessions(j).trials(k):</text:p>
              <text:list>
                <text:list-item>
                  <text:p text:style-name="P29">static, staticRef: struct containing static file name, points data, acquisition frequency and frame used, respectively for defining technical reference frames (static file) and the reference posture for absolut angles (reference static file)</text:p>
                </text:list-item>
                <text:list-item>
                  <text:p text:style-name="P29">calib: struct-array, where each item contains name, points data (technical markers, pointer markers and optionally marker directly on anatomical landmark), and position in the technical reference frame, of an anatomical landmark</text:p>
                </text:list-item>
                <text:list-item>
                  <text:p text:style-name="P29">DJC: cell-matrix containing data relative to dynamic joint centers calculation</text:p>
                </text:list-item>
                <text:list-item>
                  <text:p text:style-name="P29"><text:soft-page-break/>MHA: cell-matrix containing data relative to functional axis calculation</text:p>
                </text:list-item>
                <text:list-item>
                  <text:p text:style-name="P29">data.points: struct containing all the technical markers and anatomical points for the trial</text:p>
                </text:list-item>
                <text:list-item>
                  <text:p text:style-name="P29">data.angles. struct containing all the angles data for the trial <text:s/></text:p>
                </text:list-item>
              </text:list>
            </text:list-item>
          </text:list>
        </text:list-item>
      </text:list>
      <text:p text:style-name="P13"/>
      <text:p text:style-name="P8">Segmentation:</text:p>
      <text:list xml:id="list33546687" text:style-name="L5">
        <text:list-item>
          <text:p text:style-name="P33">Seg / startSegmentation.m:</text:p>
          <text:list>
            <text:list-item>
              <text:p text:style-name="P30">(IN) <text:span text:style-name="T20">data</text:span>: struct, with the following fields:</text:p>
              <text:list>
                <text:list-item>
                  <text:p text:style-name="P41">stParam.eventsRaw.eventTime: array of event instant (in seconds)</text:p>
                </text:list-item>
                <text:list-item>
                  <text:p text:style-name="P41">stParam.eventsRaw.eventType: cell-array of event types (e.g. HS, TO)</text:p>
                </text:list-item>
                <text:list-item>
                  <text:p text:style-name="P41">stParam.eventsRaw.eventSide: cell-array of event sides (e.g. Right, Left)</text:p>
                </text:list-item>
                <text:list-item>
                  <text:p text:style-name="P41">&lt;data-section&gt;.&lt;data-curve&gt;: struct containing data sections (e.g. points, angles) which contains data curves in time (rows represents time instants, columns data curves such as cooridnate x, y, z for a point).</text:p>
                </text:list-item>
              </text:list>
            </text:list-item>
            <text:list-item>
              <text:p text:style-name="P41">(IN) <text:span text:style-name="T20">evConfig</text:span>: parsing of <text:span text:style-name="T1">Seg / EventsConfig.txt</text:span> (see <text:span text:style-name="T1">Seg / parseConfigFile.m</text:span>)</text:p>
            </text:list-item>
            <text:list-item>
              <text:p text:style-name="P41">(IN) <text:span text:style-name="T20">firstLastOverlapped</text:span>: bool, true if two consecutive cycles share an event (last one for first cycle and first one for second cycle)</text:p>
            </text:list-item>
            <text:list-item>
              <text:p text:style-name="P41">(IN) <text:span text:style-name="T20">mergeContexts</text:span>: deprecated, use 0</text:p>
            </text:list-item>
            <text:list-item>
              <text:p text:style-name="P39"><text:span text:style-name="T15">(IN) </text:span><text:span text:style-name="T16">contexts</text:span><text:span text:style-name="T15">: cell-matrix representing table </text:span><text:span text:style-name="T18">Contexts</text:span><text:span text:style-name="T15"> in </text:span><text:span text:style-name="T18">Segmentation options</text:span><text:span text:style-name="T15"> in the main GUI. Empty or partially filled rows have to be filtered out first</text:span></text:p>
            </text:list-item>
            <text:list-item>
              <text:p text:style-name="P41">(IN) <text:span text:style-name="T20">sideForMerge</text:span>: deprecated, value ignored if mergeContexts is 0</text:p>
            </text:list-item>
            <text:list-item>
              <text:p text:style-name="P41">(IN) <text:span text:style-name="T20">freq</text:span>: acquisition frequency for kinematic data (marker data)</text:p>
            </text:list-item>
            <text:list-item>
              <text:p text:style-name="P41">(IN) <text:span text:style-name="T20">toCutAndNorm</text:span>: cell-array of data section to split into cycles (see input data) and normalize in time between 0 and 100</text:p>
            </text:list-item>
            <text:list-item>
              <text:p text:style-name="P41">(IN) <text:span text:style-name="T20">f</text:span>: deprecated, use vector of 1s as long as <text:span text:style-name="T20">toCutAndNorm</text:span></text:p>
            </text:list-item>
            <text:list-item>
              <text:p text:style-name="P41">(OUT) <text:span text:style-name="T20">cycles</text:span>: struct with the following fields:</text:p>
              <text:list>
                <text:list-item>
                  <text:p text:style-name="P39"><text:span text:style-name="T15">&lt;context&gt;(i).data.&lt;data-section&gt;.&lt;phase&gt;.&lt;data-curve&gt;: data curves splitted and normalized, for cycle i. &lt;context&gt; correspond to a found side from input </text:span><text:span text:style-name="T15">stParam.eventsRaw.eventSide; &lt;phase&gt; is the phase name inside of the cycle (Phase1,...,Phase1) or EntireCycle.</text:span></text:p>
                </text:list-item>
                <text:list-item>
                  <text:p text:style-name="P41">&lt;found-side&gt;(i).name: cycle name</text:p>
                </text:list-item>
                <text:list-item>
                  <text:p text:style-name="P41">&lt;found-side&gt;(i).movingSide: anatomical moving side for cycle</text:p>
                </text:list-item>
              </text:list>
            </text:list-item>
          </text:list>
        </text:list-item>
      </text:list>
      <text:p text:style-name="P7"/>
      <text:p text:style-name="P8">Spatio-temporal parameters calculation:</text:p>
      <text:list xml:id="list33568924" text:style-name="L6">
        <text:list-item>
          <text:p text:style-name="P31"><text:span text:style-name="T1">Seg / calcSTParams.m</text:span>:</text:p>
          <text:list>
            <text:list-item>
              <text:p text:style-name="P31">(IN) <text:span text:style-name="T20">cycles</text:span>: struct (see output of <text:span text:style-name="T1">Seg / StartSegmentation.m</text:span>)</text:p>
            </text:list-item>
            <text:list-item>
              <text:p text:style-name="P45"><text:span text:style-name="T10">(IN) </text:span><text:span text:style-name="T11">stParPoints</text:span><text:span text:style-name="T10">: cell-matrix, representing table </text:span><text:span text:style-name="T12">spatio-temporal parameters</text:span><text:span text:style-name="T10"> in </text:span><text:span text:style-name="T12">Segmentation options</text:span><text:span text:style-name="T10"> in main GUI. </text:span><text:span text:style-name="T17">Empty or partially filled rows have to be filtered out first</text:span></text:p>
            </text:list-item>
            <text:list-item>
              <text:p text:style-name="P42">(IN) <text:span text:style-name="T20">freq</text:span>: acquisition frequency for kinematic data (marker data)</text:p>
            </text:list-item>
            <text:list-item>
              <text:p text:style-name="P42">(IN) <text:span text:style-name="T20">anglesMinMaxEv</text:span>: bool, if to calculate min, max, and events values for angles</text:p>
            </text:list-item>
            <text:list-item>
              <text:p text:style-name="P42">(IN) <text:span text:style-name="T20">timing, speed, trajectory, jerk</text:span>: bool. If to process spatio-temporal parameters for points in table spatio-temporal-parameters</text:p>
            </text:list-item>
            <text:list-item>
              <text:p text:style-name="P42">(OUT): <text:span text:style-name="T20">cycles</text:span>: struct (see output of <text:span text:style-name="T1">Seg / StartSegmentation.m</text:span>), following structure is added: &lt;context&gt;(i).data.stParam, containing spatio-temporal parameters data. </text:p>
            </text:list-item>
          </text:list>
        </text:list-item>
      </text:list>
      <text:p text:style-name="P15"/>
      <text:p text:style-name="P16">Best cycles selection:</text:p>
      <text:list xml:id="list33565369" text:style-name="L7">
        <text:list-item>
          <text:p text:style-name="P44">BestCy / getBestCycles.m:</text:p>
          <text:list>
            <text:list-item>
              <text:p text:style-name="P40"><text:span text:style-name="T15">(IN) </text:span><text:span text:style-name="T16">trials</text:span><text:span text:style-name="T15">: structure array (see output of </text:span><text:span text:style-name="T18">Engines</text:span><text:span text:style-name="T15"> / </text:span><text:span text:style-name="T18">BodyMech3.06.01 / IProcKine_BM30601.m</text:span><text:span text:style-name="T15">) of trials related to the same task</text:span></text:p>
            </text:list-item>
            <text:list-item>
              <text:p text:style-name="P43"><text:soft-page-break/>(IN) <text:span text:style-name="T20">context</text:span>: context name</text:p>
            </text:list-item>
            <text:list-item>
              <text:p text:style-name="P43">(IN) <text:span text:style-name="T20">phase</text:span>: phase name</text:p>
            </text:list-item>
            <text:list-item>
              <text:p text:style-name="P43">(IN) <text:span text:style-name="T20">anglesList</text:span>: cell-array, list of angle names to be used for best cycles ranking</text:p>
            </text:list-item>
            <text:list-item>
              <text:p text:style-name="P43">(IN) <text:span text:style-name="T20">bestCyclesN</text:span>: number of best cycles to keep. If greater than the number of existing cycles, this will be lowered to the number of existing cycles automatically.</text:p>
            </text:list-item>
            <text:list-item>
              <text:p text:style-name="P43">(OUT) <text:span text:style-name="T20">out</text:span>: struct with the following fields:</text:p>
              <text:list>
                <text:list-item>
                  <text:p text:style-name="P43">formattedData.RMSETableForBestCycles: cell-matrix, contains RMSE between each cycle (for each angle) and the average of the remaning cycles. Angles are indicated in rows, while cycles are in columns.</text:p>
                </text:list-item>
                <text:list-item>
                  <text:p text:style-name="P43">cycles: struct-array, whose length is the minimum between <text:span text:style-name="T20">bestCyclesN </text:span>and the number of existing cycles. It contains best cycles data, fields are:</text:p>
                  <text:list>
                    <text:list-item>
                      <text:p text:style-name="P43">name: cycle name</text:p>
                    </text:list-item>
                    <text:list-item>
                      <text:p text:style-name="P43">movingSide: moving side for cycle</text:p>
                    </text:list-item>
                    <text:list-item>
                      <text:p text:style-name="P43">trial: trial name which the cycle comes from</text:p>
                    </text:list-item>
                    <text:list-item>
                      <text:p text:style-name="P43">data.anglesCut: struct, angles data for cycle, not normalized</text:p>
                    </text:list-item>
                    <text:list-item>
                      <text:p text:style-name="P43">data.anglesNorm: struct, angles data for cycle, normalized between 0% and 100%</text:p>
                    </text:list-item>
                    <text:list-item>
                      <text:p text:style-name="P43">data.pointsCut: struct, points data for cycle, not normalized</text:p>
                    </text:list-item>
                    <text:list-item>
                      <text:p text:style-name="P43">data.pointsNorm: struct, points data for cycle, normalized between 0% and 100%</text:p>
                    </text:list-item>
                    <text:list-item>
                      <text:p text:style-name="P40"><text:span text:style-name="T15">data.stParam: spatio-temporal data as from </text:span><text:span text:style-name="T18">Seg / calcSTParams.m</text:span></text:p>
                    </text:list-item>
                    <text:list-item>
                      <text:p text:style-name="P43">anglesForSelection: cell-array of angle names used for best cycles selection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16">Clinical parameters calculation:</text:p>
      <text:list xml:id="list33580763" text:continue-numbering="true" text:style-name="L7">
        <text:list-item>
          <text:p text:style-name="P44">ClinParams / getScores.m:</text:p>
          <text:list>
            <text:list-item>
              <text:p text:style-name="P40"><text:span text:style-name="T15">(IN) </text:span><text:span text:style-name="T16">data</text:span><text:span text:style-name="T15">: struct as out from </text:span><text:span text:style-name="T18">BestCy / getBestCycles.m</text:span></text:p>
            </text:list-item>
            <text:list-item>
              <text:p text:style-name="P43">(IN) <text:span text:style-name="T20">refDataStruct</text:span>: struct, containing data fom reference cycles. It has the following fields:</text:p>
              <text:list>
                <text:list-item>
                  <text:p text:style-name="P43">rawData.&lt;ref-cycle-name&gt;.&lt;angle-name&gt;: reference angle for a reference cycle</text:p>
                </text:list-item>
              </text:list>
            </text:list-item>
            <text:list-item>
              <text:p text:style-name="P43">(IN) <text:span text:style-name="T20">anglesList</text:span>: cell-array of angle names used to calculate the scores. These names can differ from the ones inside rawData.&lt;ref-cycle-name&gt; by a prepended 'R' or 'L'</text:p>
            </text:list-item>
            <text:list-item>
              <text:p text:style-name="P43">(IN) <text:span text:style-name="T20">logTransVS</text:span>: deprecated, use 1</text:p>
            </text:list-item>
            <text:list-item>
              <text:p text:style-name="P43">(IN) <text:span text:style-name="T20">VSName</text:span>: named for a value score (e.g. AVS, arm value score)</text:p>
            </text:list-item>
            <text:list-item>
              <text:p text:style-name="P43">(IN) <text:span text:style-name="T20">PSName</text:span>: named for a profile score (e.g. APS, arm profile score)</text:p>
            </text:list-item>
            <text:list-item>
              <text:p text:style-name="P43">(OUT) <text:span text:style-name="T20">data</text:span>: struct as in input, but with the following fileds added:</text:p>
              <text:list>
                <text:list-item>
                  <text:p text:style-name="P43">formattedData.RMSETableVSPerCycle: cell-array, each containing formatted data for a specific best cycle. Formatted data consists of a table where each row is VS for an angle, and the final row is PS, the root of summed squares of VS.</text:p>
                </text:list-item>
                <text:list-item>
                  <text:p text:style-name="P43">formattedData.RMSETableVSandPSPerAngle: summary cell-matrix table where columns are VS values for angles, and rows represent mean and std. dev. data.</text:p>
                </text:list-item>
                <text:list-item>
                  <text:p text:style-name="P43">formattedData.MAP: very similar to RMSETableVSandPSPerAngle, but now mean and std dev. data is in form of median, IQR+ and IQR-.</text:p>
                </text:list-item>
              </text:list>
            </text:list-item>
          </text:list>
        </text:list-item>
      </text:list>
      <text:p text:style-name="P6"/>
      <text:p text:style-name="P6">How to add processed data to trials after processing:</text:p>
      <text:p text:style-name="P11"/>
      <text:list xml:id="list33558741" text:style-name="L8">
        <text:list-item>
          <text:p text:style-name="P32"><text:span text:style-name="T1">In Core / runProcessing.m</text:span>, or in sub-processing functions, add data to the variable <text:soft-page-break/>subject loaded by <text:span text:style-name="T1">Core / loadStructData.m</text:span>. </text:p>
        </text:list-item>
        <text:list-item>
          <text:p text:style-name="P32"><text:span text:style-name="T1">In Core / loadStructData.m</text:span>, add the new data fields:</text:p>
        </text:list-item>
      </text:list>
      <text:p text:style-name="P10"/>
      <text:p text:style-name="P22">data.sessions(j).trials(k).&lt;new-field&gt; = tempDB.subjects(subInd).sessions(sesInd).trials(trInd).&lt;new-field&gt;;</text:p>
      <text:p text:style-name="P18"/>
      <text:list xml:id="list33565490" text:continue-numbering="true" text:style-name="L8">
        <text:list-item>
          <text:p text:style-name="P46">In <text:span text:style-name="T1">Core / currFileVersion.m</text:span> increment version by 1</text:p>
        </text:list-item>
        <text:list-item>
          <text:p text:style-name="P46">In <text:span text:style-name="T1">Core / importVirtualDBStruct.m</text:span>, add default values for the new fields, normally []:</text:p>
        </text:list-item>
      </text:list>
      <text:p text:style-name="P19"/>
      <text:p text:style-name="P22">trDB.subjects(i).sessions(j).trials(k).&lt;new-field&gt; = &lt;default-value&gt;;</text:p>
      <text:p text:style-name="P18"/>
      <text:list xml:id="list33584672" text:continue-numbering="true" text:style-name="L8">
        <text:list-item>
          <text:p text:style-name="P46">In <text:span text:style-name="T1">Core / runProcessing.m</text:span>, structure for trial k is available into subject.sessions(j).trials(k).version. This is useful to check for older versions than the number returned by <text:span text:style-name="T1">Core / currFileVersion.m</text:span>.</text:p>
        </text:list-item>
      </text:list>
      <text:p text:style-name="P19"/>
      <text:p text:style-name="P21">Where to place new functions for processing sections:</text:p>
      <text:p text:style-name="P20"/>
      <text:p text:style-name="P21"><text:span text:style-name="T8">The main U.L.E.M.A.folder already contains sub-folders relative to each processing section. New files should be place there. For kinematics, new functions should be place into </text:span><text:span text:style-name="T2">Engines / BodyMech3.06.01 / Core / Bmnewfunctions</text:span><text:span text:style-name="T8">. This folder also contains improved versions of native BodyMech functions. It is recommended to use them instead of the original ones. </text:span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08T09:39:10.33</meta:creation-date>
    <dc:date>2014-01-10T13:41:26.91</dc:date>
    <meta:editing-duration>PT30H08M44S</meta:editing-duration>
    <meta:editing-cycles>169</meta:editing-cycles>
    <meta:generator>OpenOffice.org/3.2$Win32 OpenOffice.org_project/320m12$Build-9483</meta:generator>
    <meta:document-statistic meta:table-count="0" meta:image-count="0" meta:object-count="0" meta:page-count="5" meta:paragraph-count="124" meta:word-count="1732" meta:character-count="11741"/>
  </office:meta>
</office:document-meta>
</file>